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co1" style:family="table-column">
      <style:table-column-properties style:column-width="6.069cm" style:use-optimal-column-width="false"/>
    </style:style>
    <style:style style:name="co2" style:family="table-column">
      <style:table-column-properties style:column-width="6.071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2.433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4cm" svg:height="2.3cm" svg:x="8.1cm" svg:y="2.6cm">
          <text:p text:style-name="P1">le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5cm" svg:height="1.5cm" svg:x="7.6cm" svg:y="6.4cm">
          <text:p text:style-name="P1">preambulo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cm" svg:height="1.5cm" svg:x="7.6cm" svg:y="9.4cm">
          <text:p text:style-name="P1">Contenedor</text:p>
          <text:p text:style-name="P1">+order: m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1cm" svg:y1="4.9cm" svg:x2="10.1cm" svg:y2="6.4cm" draw:start-shape="id1" draw:start-glue-point="8" draw:end-shape="id2" svg:d="M10100 4900v1500" svg:viewBox="0 0 1 1501">
          <text:p/>
        </draw:connector>
        <draw:connector draw:style-name="gr2" draw:text-style-name="P1" draw:layer="layout" svg:x1="10.1cm" svg:y1="7.9cm" svg:x2="10.1cm" svg:y2="9.4cm" draw:start-shape="id2" draw:start-glue-point="2" draw:end-shape="id3" draw:end-glue-point="0" svg:d="M10100 7900v1500" svg:viewBox="0 0 1 1501">
          <text:p/>
        </draw:connector>
        <draw:connector draw:style-name="gr2" draw:text-style-name="P1" draw:layer="layout" svg:x1="10.1cm" svg:y1="10.9cm" svg:x2="12.6cm" svg:y2="10.15cm" draw:start-shape="id3" draw:start-glue-point="2" draw:end-shape="id3" draw:end-glue-point="1" svg:d="M10100 10900v501h3001v-1251h-501" svg:viewBox="0 0 3002 1252">
          <text:p/>
        </draw:connector>
        <draw:custom-shape draw:style-name="gr1" draw:text-style-name="P1" xml:id="id4" draw:id="id4" draw:layer="layout" svg:width="1.2cm" svg:height="1.2cm" svg:x="9.5cm" svg:y="13.3cm">
          <text:p text:style-name="P1">end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2" draw:text-style-name="P1" draw:layer="layout" svg:x1="10.1cm" svg:y1="10.9cm" svg:x2="10.1cm" svg:y2="13.3cm" draw:start-shape="id3" draw:start-glue-point="2" draw:end-shape="id4" draw:end-glue-point="4" svg:d="M10100 10900v2400" svg:viewBox="0 0 1 2401">
          <text:p/>
        </draw:connector>
        <draw:frame draw:style-name="standard" draw:layer="layout" svg:width="12.139cm" svg:height="3.404cm" svg:x="4.348cm" svg:y="17.46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Eventos</text:p>
              </table:table-cell>
              <table:table-cell>
                <text:p text:style-name="P2">Acciones</text:p>
              </table:table-cell>
            </table:table-row>
            <table:table-row table:style-name="ro2" table:default-cell-style-name="ce1">
              <table:table-cell>
                <text:p text:style-name="P2">1.-No preambulo </text:p>
                <text:p text:style-name="P2">2.-No contenedor</text:p>
              </table:table-cell>
              <table:table-cell>
                <text:p>1.-warning</text:p>
                <text:p>2.-error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31T18:48:27.866984499</meta:creation-date>
    <meta:generator>LibreOffice/4.2.7.2$Linux_X86_64 LibreOffice_project/420m0$Build-2</meta:generator>
    <dc:date>2015-01-31T19:34:54.797268674</dc:date>
    <meta:editing-duration>PT41S</meta:editing-duration>
    <meta:editing-cycles>2</meta:editing-cycles>
    <meta:document-statistic meta:object-count="9"/>
  </office:meta>
</office:document-meta>
</file>